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ed4c0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8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10d0c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10d0c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326cm" svg:height="19.665cm" draw:transform="skewX (-4.37313108043758E-017) rotate (0.260577657322753) translate (2.93368910353075cm 9.43232084308384cm)" svg:viewBox="0 0 17327 19666" svg:d="M3729 350c2891-506 12179-731 13382 1241 1203 1969-2969 16565-4225 17783-1256 1217-11460-1659-12561-3350-1102-1691 2663-3192 2567-4771-97-1579-2577-1980-2851-3865-273-1884 797-6532 3688-7038z">
            <text:p/>
          </draw:path>
          <draw:frame draw:style-name="gr2" draw:text-style-name="P3" draw:layer="layout" svg:width="5.349cm" svg:height="3.083cm" svg:x="15.534cm" svg:y="2.604cm">
            <draw:text-box>
              <text:p text:style-name="P2"><text:span text:style-name="T1">Rôles</text:span></text:p>
              <text:p text:style-name="P2"><text:span text:style-name="T1">actuels des</text:span></text:p>
              <text:p text:style-name="P2"><text:span text:style-name="T1">admin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8-24T20:43:58.812172096</dc:date>
    <meta:editing-duration>PT7H27M</meta:editing-duration>
    <meta:editing-cycles>38</meta:editing-cycles>
    <meta:generator>LibreOffice/7.5.4.2$Linux_X86_64 LibreOffice_project/50$Build-2</meta:generator>
    <meta:document-statistic meta:object-count="3"/>
  </office:meta>
</office:document-meta>
</file>